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9449" officeooo:paragraph-rsid="001a9449"/>
    </style:style>
    <style:style style:name="P2" style:family="paragraph" style:parent-style-name="Standard">
      <style:text-properties officeooo:rsid="001a9449" officeooo:paragraph-rsid="001a9449"/>
    </style:style>
    <style:style style:name="P3" style:family="paragraph" style:parent-style-name="Standard">
      <style:text-properties officeooo:rsid="001b1a8e" officeooo:paragraph-rsid="001b1a8e"/>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139a08" officeooo:paragraph-rsid="001b1a8e"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12bc97" officeooo:paragraph-rsid="001b1a8e"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size="12pt" fo:font-weight="normal" officeooo:rsid="0012bc97" officeooo:paragraph-rsid="001b1a8e" style:font-size-asian="12pt" style:font-weight-asian="normal" style:font-size-complex="12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paragraph-rsid="001b1a8e" style:font-size-asian="12pt" style:font-size-complex="12pt"/>
    </style:style>
    <style:style style:name="T1" style:family="text">
      <style:text-properties fo:color="#3f7f5f"/>
    </style:style>
    <style:style style:name="T2" style:family="text">
      <style:text-properties fo:color="#3f7f5f" style:font-name="Monospace" fo:font-size="10pt" style:font-size-asian="10pt"/>
    </style:style>
    <style:style style:name="T3" style:family="text">
      <style:text-properties fo:color="#3f7f5f" style:font-name="Monospace" fo:font-size="10pt" fo:font-weight="normal" officeooo:rsid="00139a08" style:font-size-asian="10pt" style:font-weight-asian="normal" style:font-weight-complex="normal"/>
    </style:style>
    <style:style style:name="T4" style:family="text">
      <style:text-properties fo:color="#3f7f5f" fo:font-size="10pt" fo:font-weight="normal" officeooo:rsid="00139a08" style:font-size-asian="10pt" style:font-weight-asian="normal" style:font-weight-complex="normal"/>
    </style:style>
    <style:style style:name="T5" style:family="text">
      <style:text-properties fo:color="#3f7f5f" fo:font-size="10pt" style:font-size-asian="10pt"/>
    </style:style>
    <style:style style:name="T6" style:family="text">
      <style:text-properties fo:color="#3f7f5f" fo:font-weight="normal" officeooo:rsid="00139a08" style:font-weight-asian="normal" style:font-weight-complex="normal"/>
    </style:style>
    <style:style style:name="T7" style:family="text">
      <style:text-properties fo:color="#212121"/>
    </style:style>
    <style:style style:name="T8" style:family="text">
      <style:text-properties fo:color="#212121" style:font-name="Monospace" fo:font-size="10pt" style:font-size-asian="10pt"/>
    </style:style>
    <style:style style:name="T9" style:family="text">
      <style:text-properties fo:color="#212121" style:font-name="Monospace" fo:font-size="10pt" fo:font-weight="normal" officeooo:rsid="00139a08" style:font-size-asian="10pt" style:font-weight-asian="normal" style:font-weight-complex="normal"/>
    </style:style>
    <style:style style:name="T10" style:family="text">
      <style:text-properties fo:color="#212121" fo:font-size="10pt" fo:font-weight="normal" officeooo:rsid="00139a08" style:font-size-asian="10pt" style:font-weight-asian="normal" style:font-weight-complex="normal"/>
    </style:style>
    <style:style style:name="T11" style:family="text">
      <style:text-properties fo:color="#212121" fo:font-size="10pt" style:font-size-asian="10pt"/>
    </style:style>
    <style:style style:name="T12" style:family="text">
      <style:text-properties fo:color="#212121" fo:font-weight="normal" officeooo:rsid="00139a08" style:font-weight-asian="normal" style:font-weight-complex="normal"/>
    </style:style>
    <style:style style:name="T13" style:family="text">
      <style:text-properties fo:font-weight="normal" officeooo:rsid="00139a08" style:font-weight-asian="normal" style:font-weight-complex="normal"/>
    </style:style>
    <style:style style:name="T14" style:family="text">
      <style:text-properties fo:font-weight="normal" officeooo:rsid="001b1a8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s,</text:p>
      <text:p text:style-name="P1"/>
      <text:p text:style-name="P1">We've heeded the advice of the reviewers, and have given the manuscript a full makeover according to their suggestions. We hope you'll agree that the results are satisfying. </text:p>
      <text:p text:style-name="P1"/>
      <text:p text:style-name="P1">Best wishes,</text:p>
      <text:p text:style-name="P1"/>
      <text:p text:style-name="P1">Tim, Francisco, and Jonas</text:p>
      <text:p text:style-name="P1"/>
      <text:p text:style-name="P3">Further sections:</text:p>
      <text:p text:style-name="P6">1) Competing interests:</text:p>
      <text:p text:style-name="P6">We declare no competing interests.</text:p>
      <text:p text:style-name="P6"/>
      <text:p text:style-name="P5">2) Authors' contributions.</text:p>
      <text:p text:style-name="P4">All authors contributed to the conception, drafting, and revision of the manuscript.</text:p>
      <text:p text:style-name="P5"/>
      <text:p text:style-name="P5">3) Acknowledgement:</text:p>
      <text:p text:style-name="P4"/>
      <text:p text:style-name="P7"><text:span text:style-name="T13">We wish to thank two anonymous review</text:span><text:span text:style-name="T14">er</text:span><text:span text:style-name="T13">s for comments </text:span><text:span text:style-name="T14">and suggestions </text:span><text:span text:style-name="T13">that greatly improved the paper. We are grateful to Pil H. Chung, John MacInnes, Jeroen Spijker, and Alyson van Raalte for their contributions to parallel work that is discussed in the applications section. Thanks to the HMD team in Berkeley for supporting early development of this project, and to Mikko Myrskylä and Frans Willekens for encouragement and advice. </text:span><text:s/>The content is solely the responsibility of the authors and does not necessarily represent the official views of the funding agencies.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7-04-29T21:32:37.154249038</meta:creation-date>
    <dc:date>2017-05-01T18:01:29.640707769</dc:date>
    <dc:creator>Tim Riffe</dc:creator>
    <meta:editing-duration>P0D</meta:editing-duration>
    <meta:editing-cycles>2</meta:editing-cycles>
    <meta:generator>LibreOffice/4.2.8.2$Linux_X86_64 LibreOffice_project/420m0$Build-2</meta:generator>
    <meta:document-statistic meta:table-count="0" meta:image-count="0" meta:object-count="0" meta:page-count="1" meta:paragraph-count="11" meta:word-count="153" meta:character-count="997" meta:non-whitespace-character-count="852"/>
  </office:meta>
</office:document-meta>
</file>